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language="pt" fo:country="PT" fo:font-weight="normal" officeooo:paragraph-rsid="0011a501" style:font-weight-asian="normal" style:font-weight-complex="normal"/>
    </style:style>
    <style:style style:name="P2" style:family="paragraph" style:parent-style-name="Standard">
      <style:paragraph-properties fo:line-height="150%"/>
      <style:text-properties fo:language="pt" fo:country="PT" fo:font-weight="normal" officeooo:paragraph-rsid="001685a2" style:font-weight-asian="normal" style:font-weight-complex="normal"/>
    </style:style>
    <style:style style:name="P3" style:family="paragraph" style:parent-style-name="Standard">
      <style:paragraph-properties fo:line-height="150%"/>
      <style:text-properties fo:language="pt" fo:country="PT" fo:font-weight="normal" officeooo:paragraph-rsid="001a46d1" style:font-weight-asian="normal" style:font-weight-complex="normal"/>
    </style:style>
    <style:style style:name="P4" style:family="paragraph" style:parent-style-name="Standard">
      <style:paragraph-properties fo:line-height="150%"/>
      <style:text-properties fo:language="pt" fo:country="PT" fo:font-weight="normal" officeooo:paragraph-rsid="00282301" style:font-weight-asian="normal" style:font-weight-complex="normal"/>
    </style:style>
    <style:style style:name="P5" style:family="paragraph" style:parent-style-name="Standard">
      <style:paragraph-properties fo:line-height="150%"/>
      <style:text-properties fo:language="pt" fo:country="PT" fo:font-weight="normal" officeooo:paragraph-rsid="00288254" style:font-weight-asian="normal" style:font-weight-complex="normal"/>
    </style:style>
    <style:style style:name="P6" style:family="paragraph" style:parent-style-name="Standard">
      <style:paragraph-properties fo:line-height="150%"/>
      <style:text-properties fo:language="pt" fo:country="PT" fo:font-weight="normal" officeooo:paragraph-rsid="0032ce22" style:font-weight-asian="normal" style:font-weight-complex="normal"/>
    </style:style>
    <style:style style:name="P7" style:family="paragraph" style:parent-style-name="Standard">
      <style:paragraph-properties fo:line-height="150%"/>
      <style:text-properties fo:language="pt" fo:country="PT" fo:font-weight="normal" officeooo:paragraph-rsid="00385887" style:font-weight-asian="normal" style:font-weight-complex="normal"/>
    </style:style>
    <style:style style:name="P8" style:family="paragraph" style:parent-style-name="Standard">
      <style:paragraph-properties fo:line-height="150%"/>
      <style:text-properties fo:language="pt" fo:country="PT" fo:font-weight="normal" officeooo:paragraph-rsid="003e0249" style:font-weight-asian="normal" style:font-weight-complex="normal"/>
    </style:style>
    <style:style style:name="P9" style:family="paragraph" style:parent-style-name="Standard">
      <style:paragraph-properties fo:line-height="150%"/>
      <style:text-properties fo:language="pt" fo:country="PT" fo:font-weight="normal" officeooo:paragraph-rsid="003fd701" style:font-weight-asian="normal" style:font-weight-complex="normal"/>
    </style:style>
    <style:style style:name="P10" style:family="paragraph" style:parent-style-name="Standard">
      <style:paragraph-properties fo:line-height="150%"/>
      <style:text-properties fo:language="pt" fo:country="PT" fo:font-weight="normal" officeooo:paragraph-rsid="00344852" style:font-weight-asian="normal" style:font-weight-complex="normal"/>
    </style:style>
    <style:style style:name="P11" style:family="paragraph" style:parent-style-name="Standard">
      <style:paragraph-properties fo:line-height="150%"/>
      <style:text-properties fo:language="pt" fo:country="PT" fo:font-weight="normal" officeooo:rsid="000c6793" officeooo:paragraph-rsid="000adff6" style:font-weight-asian="normal" style:font-weight-complex="normal"/>
    </style:style>
    <style:style style:name="P12" style:family="paragraph" style:parent-style-name="Standard">
      <style:paragraph-properties fo:line-height="150%"/>
      <style:text-properties fo:language="pt" fo:country="PT" fo:font-weight="normal" officeooo:rsid="000c6793" officeooo:paragraph-rsid="001685a2" style:font-weight-asian="normal" style:font-weight-complex="normal"/>
    </style:style>
    <style:style style:name="P13" style:family="paragraph" style:parent-style-name="Standard">
      <style:paragraph-properties fo:line-height="150%"/>
      <style:text-properties fo:language="pt" fo:country="PT" fo:font-weight="normal" officeooo:rsid="000fc5ee" officeooo:paragraph-rsid="0011a501" style:font-weight-asian="normal" style:font-weight-complex="normal"/>
    </style:style>
    <style:style style:name="P14" style:family="paragraph" style:parent-style-name="Standard">
      <style:paragraph-properties fo:line-height="150%"/>
      <style:text-properties fo:language="pt" fo:country="PT" fo:font-weight="normal" officeooo:rsid="000fc5ee" officeooo:paragraph-rsid="001051a0" style:font-weight-asian="normal" style:font-weight-complex="normal"/>
    </style:style>
    <style:style style:name="P15" style:family="paragraph" style:parent-style-name="Standard">
      <style:paragraph-properties fo:line-height="150%"/>
      <style:text-properties fo:language="pt" fo:country="PT" fo:font-weight="normal" officeooo:rsid="0016c285" officeooo:paragraph-rsid="001a46d1" style:font-weight-asian="normal" style:font-weight-complex="normal"/>
    </style:style>
    <style:style style:name="P16" style:family="paragraph" style:parent-style-name="Standard">
      <style:paragraph-properties fo:line-height="150%"/>
      <style:text-properties fo:language="pt" fo:country="PT" fo:font-weight="normal" officeooo:rsid="00288254" officeooo:paragraph-rsid="00288254" style:font-weight-asian="normal" style:font-weight-complex="normal"/>
    </style:style>
    <style:style style:name="P17" style:family="paragraph" style:parent-style-name="Standard">
      <style:paragraph-properties fo:line-height="150%"/>
      <style:text-properties fo:language="pt" fo:country="PT" fo:font-weight="normal" officeooo:rsid="000adff6" officeooo:paragraph-rsid="004576bb" style:font-weight-asian="normal" style:font-weight-complex="normal"/>
    </style:style>
    <style:style style:name="P18" style:family="paragraph" style:parent-style-name="Standard">
      <style:paragraph-properties fo:line-height="150%"/>
      <style:text-properties fo:language="pt" fo:country="PT" fo:font-weight="normal" officeooo:rsid="000adff6" officeooo:paragraph-rsid="00474b67" style:font-weight-asian="normal" style:font-weight-complex="normal"/>
    </style:style>
    <style:style style:name="P19" style:family="paragraph" style:parent-style-name="Standard">
      <style:paragraph-properties fo:line-height="150%"/>
      <style:text-properties fo:language="pt" fo:country="PT" fo:font-weight="normal" officeooo:rsid="000adff6" officeooo:paragraph-rsid="004b334e" style:font-weight-asian="normal" style:font-weight-complex="normal"/>
    </style:style>
    <style:style style:name="P20" style:family="paragraph" style:parent-style-name="Standard">
      <style:paragraph-properties fo:line-height="150%"/>
      <style:text-properties fo:language="pt" fo:country="PT" fo:font-weight="bold" officeooo:rsid="000adff6" officeooo:paragraph-rsid="000adff6" style:font-weight-asian="bold" style:font-weight-complex="bold"/>
    </style:style>
    <style:style style:name="P21" style:family="paragraph" style:parent-style-name="Standard">
      <style:paragraph-properties fo:line-height="150%"/>
      <style:text-properties fo:language="pt" fo:country="PT" fo:font-style="normal" fo:font-weight="normal" officeooo:rsid="000e51c3" officeooo:paragraph-rsid="00111a4c" style:font-style-asian="normal" style:font-weight-asian="normal" style:font-style-complex="normal" style:font-weight-complex="normal"/>
    </style:style>
    <style:style style:name="P22" style:family="paragraph" style:parent-style-name="Standard">
      <style:paragraph-properties fo:line-height="150%"/>
      <style:text-properties fo:language="pt" fo:country="PT" fo:font-style="normal" fo:font-weight="normal" officeooo:rsid="002741fc" officeooo:paragraph-rsid="002741fc" style:font-style-asian="normal" style:font-weight-asian="normal" style:font-style-complex="normal" style:font-weight-complex="normal"/>
    </style:style>
    <style:style style:name="P23" style:family="paragraph" style:parent-style-name="Standard">
      <style:paragraph-properties fo:line-height="150%"/>
      <style:text-properties fo:language="pt" fo:country="PT" fo:font-style="normal" fo:font-weight="normal" officeooo:rsid="00282301" officeooo:paragraph-rsid="00282301" style:font-style-asian="normal" style:font-weight-asian="normal" style:font-style-complex="normal" style:font-weight-complex="normal"/>
    </style:style>
    <style:style style:name="P24" style:family="paragraph" style:parent-style-name="Standard">
      <style:paragraph-properties fo:line-height="150%"/>
      <style:text-properties fo:language="pt" fo:country="PT" fo:font-style="normal" fo:font-weight="normal" officeooo:rsid="0032ce22" officeooo:paragraph-rsid="0032ce22" style:font-style-asian="normal" style:font-weight-asian="normal" style:font-style-complex="normal" style:font-weight-complex="normal"/>
    </style:style>
    <style:style style:name="P25" style:family="paragraph" style:parent-style-name="Standard">
      <style:paragraph-properties fo:line-height="150%"/>
      <style:text-properties fo:language="pt" fo:country="PT" fo:font-style="normal" fo:font-weight="normal" officeooo:rsid="0032ce22" officeooo:paragraph-rsid="003e0249" style:font-style-asian="normal" style:font-weight-asian="normal" style:font-style-complex="normal" style:font-weight-complex="normal"/>
    </style:style>
    <style:style style:name="P26" style:family="paragraph" style:parent-style-name="Standard">
      <style:paragraph-properties fo:line-height="150%"/>
      <style:text-properties fo:language="pt" fo:country="PT" fo:font-style="normal" fo:font-weight="normal" officeooo:rsid="00344852" officeooo:paragraph-rsid="0032ce22" style:font-style-asian="normal" style:font-weight-asian="normal" style:font-style-complex="normal" style:font-weight-complex="normal"/>
    </style:style>
    <style:style style:name="P27" style:family="paragraph" style:parent-style-name="Standard">
      <style:paragraph-properties fo:line-height="150%"/>
      <style:text-properties fo:language="pt" fo:country="PT" fo:font-style="normal" fo:font-weight="normal" officeooo:rsid="00111a4c" officeooo:paragraph-rsid="00385887" style:font-style-asian="normal" style:font-weight-asian="normal" style:font-style-complex="normal" style:font-weight-complex="normal"/>
    </style:style>
    <style:style style:name="P28" style:family="paragraph" style:parent-style-name="Standard">
      <style:paragraph-properties fo:line-height="150%"/>
      <style:text-properties fo:language="pt" fo:country="PT" fo:font-style="normal" fo:font-weight="normal" officeooo:rsid="0011a501" officeooo:paragraph-rsid="00385887" style:font-style-asian="normal" style:font-weight-asian="normal" style:font-style-complex="normal" style:font-weight-complex="normal"/>
    </style:style>
    <style:style style:name="P29" style:family="paragraph" style:parent-style-name="Standard">
      <style:paragraph-properties fo:line-height="150%"/>
      <style:text-properties fo:language="pt" fo:country="PT" fo:font-style="normal" fo:font-weight="normal" officeooo:rsid="00348c0f" officeooo:paragraph-rsid="00344852" style:font-style-asian="normal" style:font-weight-asian="normal" style:font-style-complex="normal" style:font-weight-complex="normal"/>
    </style:style>
    <style:style style:name="P30" style:family="paragraph" style:parent-style-name="Standard">
      <style:text-properties officeooo:rsid="000c6793"/>
    </style:style>
    <style:style style:name="P31" style:family="paragraph" style:parent-style-name="Standard">
      <style:paragraph-properties fo:line-height="150%"/>
      <style:text-properties fo:language="pt" fo:country="PT" fo:font-style="normal" fo:font-weight="normal" officeooo:rsid="00348c0f" officeooo:paragraph-rsid="00344852" style:font-style-asian="normal" style:font-weight-asian="normal" style:font-style-complex="normal" style:font-weight-complex="normal"/>
    </style:style>
    <style:style style:name="P32" style:family="paragraph" style:parent-style-name="Standard">
      <style:paragraph-properties fo:line-height="150%"/>
      <style:text-properties fo:language="pt" fo:country="PT" fo:font-weight="normal" officeooo:rsid="004576bb" officeooo:paragraph-rsid="004576bb" style:font-weight-asian="normal" style:font-weight-complex="normal"/>
    </style:style>
    <style:style style:name="P33" style:family="paragraph" style:parent-style-name="Standard">
      <style:paragraph-properties fo:line-height="150%"/>
      <style:text-properties fo:language="pt" fo:country="PT" fo:font-weight="normal" officeooo:rsid="0048dd11" officeooo:paragraph-rsid="00474b67" style:font-weight-asian="normal" style:font-weight-complex="normal"/>
    </style:style>
    <style:style style:name="P34" style:family="paragraph" style:parent-style-name="Standard">
      <style:paragraph-properties fo:line-height="150%"/>
      <style:text-properties fo:language="pt" fo:country="PT" fo:font-weight="normal" officeooo:rsid="000adff6" officeooo:paragraph-rsid="004b334e" style:font-weight-asian="normal" style:font-weight-complex="normal"/>
    </style:style>
    <style:style style:name="P35" style:family="paragraph" style:parent-style-name="Standard">
      <style:paragraph-properties fo:line-height="150%"/>
      <style:text-properties fo:language="pt" fo:country="PT" fo:font-weight="normal" officeooo:rsid="000adff6" officeooo:paragraph-rsid="004d9c1b" style:font-weight-asian="normal" style:font-weight-complex="normal"/>
    </style:style>
    <style:style style:name="T1" style:family="text">
      <style:text-properties officeooo:rsid="000adff6"/>
    </style:style>
    <style:style style:name="T2" style:family="text">
      <style:text-properties officeooo:rsid="000c6793"/>
    </style:style>
    <style:style style:name="T3" style:family="text">
      <style:text-properties fo:font-weight="bold" officeooo:rsid="000adff6" style:font-weight-asian="bold" style:font-weight-complex="bold"/>
    </style:style>
    <style:style style:name="T4" style:family="text">
      <style:text-properties fo:font-weight="bold" officeooo:rsid="000c6793" style:font-weight-asian="bold" style:font-weight-complex="bold"/>
    </style:style>
    <style:style style:name="T5" style:family="text">
      <style:text-properties fo:font-style="italic" officeooo:rsid="000c6793" style:font-style-asian="italic" style:font-style-complex="italic"/>
    </style:style>
    <style:style style:name="T6" style:family="text">
      <style:text-properties fo:font-style="italic" officeooo:rsid="000e51c3" style:font-style-asian="italic" style:font-style-complex="italic"/>
    </style:style>
    <style:style style:name="T7" style:family="text">
      <style:text-properties fo:font-style="italic" officeooo:rsid="001fdd89" style:font-style-asian="italic" style:font-style-complex="italic"/>
    </style:style>
    <style:style style:name="T8" style:family="text">
      <style:text-properties fo:font-style="italic" officeooo:rsid="00282301" style:font-style-asian="italic" style:font-style-complex="italic"/>
    </style:style>
    <style:style style:name="T9" style:family="text">
      <style:text-properties fo:font-style="italic" officeooo:rsid="004997e9" style:font-style-asian="italic" style:font-style-complex="italic"/>
    </style:style>
    <style:style style:name="T10" style:family="text">
      <style:text-properties fo:font-style="normal" officeooo:rsid="000c6793" style:font-style-asian="normal" style:font-style-complex="normal"/>
    </style:style>
    <style:style style:name="T11" style:family="text">
      <style:text-properties fo:font-style="normal" officeooo:rsid="000e51c3" style:font-style-asian="normal" style:font-style-complex="normal"/>
    </style:style>
    <style:style style:name="T12" style:family="text">
      <style:text-properties fo:font-style="normal" officeooo:rsid="00111a4c" style:font-style-asian="normal" style:font-style-complex="normal"/>
    </style:style>
    <style:style style:name="T13" style:family="text">
      <style:text-properties fo:font-style="normal" officeooo:rsid="0011a501" style:font-style-asian="normal" style:font-style-complex="normal"/>
    </style:style>
    <style:style style:name="T14" style:family="text">
      <style:text-properties fo:font-style="normal" officeooo:rsid="00135a2a" style:font-style-asian="normal" style:font-style-complex="normal"/>
    </style:style>
    <style:style style:name="T15" style:family="text">
      <style:text-properties fo:font-style="normal" officeooo:rsid="00154a9d" style:font-style-asian="normal" style:font-style-complex="normal"/>
    </style:style>
    <style:style style:name="T16" style:family="text">
      <style:text-properties fo:font-style="normal" officeooo:rsid="00163989" style:font-style-asian="normal" style:font-style-complex="normal"/>
    </style:style>
    <style:style style:name="T17" style:family="text">
      <style:text-properties fo:font-style="normal" officeooo:rsid="001c2f78" style:font-style-asian="normal" style:font-style-complex="normal"/>
    </style:style>
    <style:style style:name="T18" style:family="text">
      <style:text-properties fo:font-style="normal" officeooo:rsid="001c9405" style:font-style-asian="normal" style:font-style-complex="normal"/>
    </style:style>
    <style:style style:name="T19" style:family="text">
      <style:text-properties fo:font-style="normal" officeooo:rsid="001fdd89" style:font-style-asian="normal" style:font-style-complex="normal"/>
    </style:style>
    <style:style style:name="T20" style:family="text">
      <style:text-properties fo:font-style="normal" officeooo:rsid="0020c567" style:font-style-asian="normal" style:font-style-complex="normal"/>
    </style:style>
    <style:style style:name="T21" style:family="text">
      <style:text-properties fo:font-style="normal" officeooo:rsid="0020e043" style:font-style-asian="normal" style:font-style-complex="normal"/>
    </style:style>
    <style:style style:name="T22" style:family="text">
      <style:text-properties fo:font-style="normal" officeooo:rsid="00259aaf" style:font-style-asian="normal" style:font-style-complex="normal"/>
    </style:style>
    <style:style style:name="T23" style:family="text">
      <style:text-properties fo:font-style="normal" officeooo:rsid="002741fc" style:font-style-asian="normal" style:font-style-complex="normal"/>
    </style:style>
    <style:style style:name="T24" style:family="text">
      <style:text-properties fo:font-style="normal" officeooo:rsid="00282301" style:font-style-asian="normal" style:font-style-complex="normal"/>
    </style:style>
    <style:style style:name="T25" style:family="text">
      <style:text-properties fo:font-style="normal" officeooo:rsid="00288254" style:font-style-asian="normal" style:font-style-complex="normal"/>
    </style:style>
    <style:style style:name="T26" style:family="text">
      <style:text-properties fo:font-style="normal" officeooo:rsid="002bfccf" style:font-style-asian="normal" style:font-style-complex="normal"/>
    </style:style>
    <style:style style:name="T27" style:family="text">
      <style:text-properties fo:font-style="normal" officeooo:rsid="002cc3a3" style:font-style-asian="normal" style:font-style-complex="normal"/>
    </style:style>
    <style:style style:name="T28" style:family="text">
      <style:text-properties fo:font-style="normal" officeooo:rsid="002ebcab" style:font-style-asian="normal" style:font-style-complex="normal"/>
    </style:style>
    <style:style style:name="T29" style:family="text">
      <style:text-properties fo:font-style="normal" officeooo:rsid="003028f4" style:font-style-asian="normal" style:font-style-complex="normal"/>
    </style:style>
    <style:style style:name="T30" style:family="text">
      <style:text-properties fo:font-style="normal" officeooo:rsid="00315d99" style:font-style-asian="normal" style:font-style-complex="normal"/>
    </style:style>
    <style:style style:name="T31" style:family="text">
      <style:text-properties fo:font-style="normal" officeooo:rsid="0032ce22" style:font-style-asian="normal" style:font-style-complex="normal"/>
    </style:style>
    <style:style style:name="T32" style:family="text">
      <style:text-properties fo:font-style="normal" officeooo:rsid="0033bf29" style:font-style-asian="normal" style:font-style-complex="normal"/>
    </style:style>
    <style:style style:name="T33" style:family="text">
      <style:text-properties fo:font-style="normal" officeooo:rsid="00344852" style:font-style-asian="normal" style:font-style-complex="normal"/>
    </style:style>
    <style:style style:name="T34" style:family="text">
      <style:text-properties fo:font-style="normal" officeooo:rsid="00348c0f" style:font-style-asian="normal" style:font-style-complex="normal"/>
    </style:style>
    <style:style style:name="T35" style:family="text">
      <style:text-properties fo:font-style="normal" officeooo:rsid="003560ce" style:font-style-asian="normal" style:font-style-complex="normal"/>
    </style:style>
    <style:style style:name="T36" style:family="text">
      <style:text-properties fo:font-style="normal" officeooo:rsid="0036a512" style:font-style-asian="normal" style:font-style-complex="normal"/>
    </style:style>
    <style:style style:name="T37" style:family="text">
      <style:text-properties fo:font-style="normal" officeooo:rsid="0037b414" style:font-style-asian="normal" style:font-style-complex="normal"/>
    </style:style>
    <style:style style:name="T38" style:family="text">
      <style:text-properties fo:font-style="normal" officeooo:rsid="00385887" style:font-style-asian="normal" style:font-style-complex="normal"/>
    </style:style>
    <style:style style:name="T39" style:family="text">
      <style:text-properties fo:font-style="normal" officeooo:rsid="0038cf89" style:font-style-asian="normal" style:font-style-complex="normal"/>
    </style:style>
    <style:style style:name="T40" style:family="text">
      <style:text-properties fo:font-style="normal" officeooo:rsid="003a7a34" style:font-style-asian="normal" style:font-style-complex="normal"/>
    </style:style>
    <style:style style:name="T41" style:family="text">
      <style:text-properties fo:font-style="normal" officeooo:rsid="003c72c5" style:font-style-asian="normal" style:font-style-complex="normal"/>
    </style:style>
    <style:style style:name="T42" style:family="text">
      <style:text-properties fo:font-style="normal" officeooo:rsid="003e0249" style:font-style-asian="normal" style:font-style-complex="normal"/>
    </style:style>
    <style:style style:name="T43" style:family="text">
      <style:text-properties fo:font-style="normal" officeooo:rsid="003ed062" style:font-style-asian="normal" style:font-style-complex="normal"/>
    </style:style>
    <style:style style:name="T44" style:family="text">
      <style:text-properties fo:font-style="normal" officeooo:rsid="003fd701" style:font-style-asian="normal" style:font-style-complex="normal"/>
    </style:style>
    <style:style style:name="T45" style:family="text">
      <style:text-properties fo:font-style="normal" officeooo:rsid="00414112" style:font-style-asian="normal" style:font-style-complex="normal"/>
    </style:style>
    <style:style style:name="T46" style:family="text">
      <style:text-properties fo:font-style="normal" officeooo:rsid="0041ab8b" style:font-style-asian="normal" style:font-style-complex="normal"/>
    </style:style>
    <style:style style:name="T47" style:family="text">
      <style:text-properties fo:font-style="normal" officeooo:rsid="004997e9" style:font-style-asian="normal" style:font-style-complex="normal"/>
    </style:style>
    <style:style style:name="T48" style:family="text">
      <style:text-properties fo:font-style="normal" officeooo:rsid="004b334e" style:font-style-asian="normal" style:font-style-complex="normal"/>
    </style:style>
    <style:style style:name="T49" style:family="text">
      <style:text-properties fo:font-style="normal" officeooo:rsid="004c552e" style:font-style-asian="normal" style:font-style-complex="normal"/>
    </style:style>
    <style:style style:name="T50" style:family="text">
      <style:text-properties fo:font-style="normal" officeooo:rsid="004cd1b7" style:font-style-asian="normal" style:font-style-complex="normal"/>
    </style:style>
    <style:style style:name="T51" style:family="text">
      <style:text-properties fo:font-style="normal" officeooo:rsid="004d9c1b" style:font-style-asian="normal" style:font-style-complex="normal"/>
    </style:style>
    <style:style style:name="T52" style:family="text">
      <style:text-properties fo:font-style="normal" officeooo:rsid="004e92a0" style:font-style-asian="normal" style:font-style-complex="normal"/>
    </style:style>
    <style:style style:name="T53" style:family="text">
      <style:text-properties fo:font-style="normal" officeooo:rsid="004e9922" style:font-style-asian="normal" style:font-style-complex="normal"/>
    </style:style>
    <style:style style:name="T54" style:family="text">
      <style:text-properties officeooo:rsid="000e51c3"/>
    </style:style>
    <style:style style:name="T55" style:family="text">
      <style:text-properties officeooo:rsid="000f5f97"/>
    </style:style>
    <style:style style:name="T56" style:family="text">
      <style:text-properties officeooo:rsid="000f5fa4"/>
    </style:style>
    <style:style style:name="T57" style:family="text">
      <style:text-properties officeooo:rsid="000fc5ee"/>
    </style:style>
    <style:style style:name="T58" style:family="text">
      <style:text-properties officeooo:rsid="001051a0"/>
    </style:style>
    <style:style style:name="T59" style:family="text">
      <style:text-properties officeooo:rsid="00111a4c"/>
    </style:style>
    <style:style style:name="T60" style:family="text">
      <style:text-properties officeooo:rsid="0011a501"/>
    </style:style>
    <style:style style:name="T61" style:family="text">
      <style:text-properties officeooo:rsid="001685a2"/>
    </style:style>
    <style:style style:name="T62" style:family="text">
      <style:text-properties officeooo:rsid="0016c285"/>
    </style:style>
    <style:style style:name="T63" style:family="text">
      <style:text-properties officeooo:rsid="00191f6a"/>
    </style:style>
    <style:style style:name="T64" style:family="text">
      <style:text-properties officeooo:rsid="001a46d1"/>
    </style:style>
    <style:style style:name="T65" style:family="text">
      <style:text-properties officeooo:rsid="001c2f78"/>
    </style:style>
    <style:style style:name="T66" style:family="text">
      <style:text-properties officeooo:rsid="001e073d"/>
    </style:style>
    <style:style style:name="T67" style:family="text">
      <style:text-properties officeooo:rsid="001fdd89"/>
    </style:style>
    <style:style style:name="T68" style:family="text">
      <style:text-properties officeooo:rsid="0022be07"/>
    </style:style>
    <style:style style:name="T69" style:family="text">
      <style:text-properties officeooo:rsid="0023d16b"/>
    </style:style>
    <style:style style:name="T70" style:family="text">
      <style:text-properties officeooo:rsid="00259aaf"/>
    </style:style>
    <style:style style:name="T71" style:family="text">
      <style:text-properties officeooo:rsid="00288254"/>
    </style:style>
    <style:style style:name="T72" style:family="text">
      <style:text-properties officeooo:rsid="002a6dd9"/>
    </style:style>
    <style:style style:name="T73" style:family="text">
      <style:text-properties officeooo:rsid="0037b414"/>
    </style:style>
    <style:style style:name="T74" style:family="text">
      <style:text-properties officeooo:rsid="003c72c5"/>
    </style:style>
    <style:style style:name="T75" style:family="text">
      <style:text-properties officeooo:rsid="003e0249"/>
    </style:style>
    <style:style style:name="T76" style:family="text">
      <style:text-properties officeooo:rsid="0042b94c"/>
    </style:style>
    <style:style style:name="T77" style:family="text">
      <style:text-properties officeooo:rsid="0043ddb0"/>
    </style:style>
    <style:style style:name="T78" style:family="text">
      <style:text-properties officeooo:rsid="004576bb"/>
    </style:style>
    <style:style style:name="T79" style:family="text">
      <style:text-properties officeooo:rsid="00474b67"/>
    </style:style>
    <style:style style:name="T80" style:family="text">
      <style:text-properties officeooo:rsid="0048dd11"/>
    </style:style>
    <style:style style:name="T81" style:family="text">
      <style:text-properties officeooo:rsid="004997e9"/>
    </style:style>
    <style:style style:name="T82" style:family="text">
      <style:text-properties officeooo:rsid="004c55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emitério medieval no <text:span text:style-name="T57">olival</text:span></text:p>
      <text:p text:style-name="P20"/>
      <text:p text:style-name="P2"><text:span text:style-name="T1">O </text:span><text:span text:style-name="T61">início da semana</text:span><text:span text:style-name="T1"> foi de loucos. Uma tempestade inédita abateu-se sobre toda a região </text:span><text:span text:style-name="T56">oeste de Portugal</text:span><text:span text:style-name="T55">,</text:span><text:span text:style-name="T2"> país onde me encontro neste outono de 201</text:span><text:span text:style-name="T56">2</text:span><text:span text:style-name="T2">, prestes a concluir o meu périplo p</text:span><text:span text:style-name="T55">ela Europa</text:span><text:span text:style-name="T2">, </text:span><text:span text:style-name="T56">depois de ter estado na Escócia, </text:span><text:span text:style-name="T73">e apenas uns </text:span><text:span text:style-name="T2">dias antes de regressar à minha bela e amada Tasmânia. </text:span><text:span text:style-name="T63">Ahh!... Be</text:span><text:span text:style-name="T64">n</text:span><text:span text:style-name="T63">dita </text:span><text:span text:style-name="T64">t</text:span><text:span text:style-name="T63">erra de Van Diemen... </text:span><text:span text:style-name="T61">Mal vejo a hora!...</text:span><text:span text:style-name="T2"> </text:span></text:p>
      <text:p text:style-name="P12"/>
      <text:p text:style-name="P3"><text:span text:style-name="T66">A vida </text:span><text:span text:style-name="T56">aqui </text:span><text:span text:style-name="T64">n</text:span><text:span text:style-name="T66">est</text:span><text:span text:style-name="T64">a ponta de península ibérica </text:span><text:span text:style-name="T56">está muito </text:span><text:span text:style-name="T66">difícil,</text:span><text:span text:style-name="T56"> </text:span><text:span text:style-name="T62">a vários níveis.</text:span><text:span text:style-name="T56"> </text:span><text:span text:style-name="T66">O</text:span><text:span text:style-name="T57"> desemprego é elevado, </text:span><text:span text:style-name="T56">a economia foi-se abaixo e o país está enterrado em dívidas </text:span><text:span text:style-name="T57">que não consegue pagar </text:span><text:span text:style-name="T61">tendo sido</text:span><text:span text:style-name="T56"> obrigado a pedir ajuda externa </text:span><text:span text:style-name="T57">a outros países.</text:span><text:span text:style-name="T56"> </text:span><text:span text:style-name="T57">A</text:span><text:span text:style-name="T56">s pessoas não andam bem e os impostos com que </text:span><text:span text:style-name="T61">os políticos </text:span><text:span text:style-name="T56">as carregam não ajudam </text:span><text:span text:style-name="T61">a</text:span><text:span text:style-name="T56">o panorama... </text:span><text:span text:style-name="T57">O mau estar sente-se nas ruas e vê-se nos rostos daqueles mais desprotegidos que igualmente são também os que mais sofrem com a crise </text:span><text:span text:style-name="T66">que se instalou</text:span><text:span text:style-name="T57">. </text:span><text:span text:style-name="T64">Três dias foram suficientes para perceber o ambiente </text:span><text:span text:style-name="T66">de infelicidade</text:span><text:span text:style-name="T64"> que se vive por estas bandas. </text:span><text:span text:style-name="T56">Mas não foi por razões </text:span><text:span text:style-name="T64">sociais,</text:span><text:span text:style-name="T56"> económicas ou financeiras que cá vim. Essas coisas não me dizem absolutamente nada. </text:span><text:span text:style-name="T62">Os Portugueses, tal como o resto da humanidade, padecem de males maiores, podem é não sabê-lo </text:span><text:span text:style-name="T64">ainda</text:span><text:span text:style-name="T62">. </text:span></text:p>
      <text:p text:style-name="P15"/>
      <text:p text:style-name="P3"><text:span text:style-name="T62">O que por cá me trouxe f</text:span><text:span text:style-name="T54">oi precisamente </text:span><text:span text:style-name="T56">a</text:span><text:span text:style-name="T54"> tempestade </text:span><text:span text:style-name="T56">que referi no início </text:span><text:span text:style-name="T62">do texto, </text:span><text:span text:style-name="T66">mais concretamente o que dela resultou</text:span><text:span text:style-name="T1">. Os </text:span><text:span text:style-name="T66">estragos e os </text:span><text:span text:style-name="T1">prejuízos contam-se aos milhões. As chuvas torrenciais e as rajadas de vento supersónicas arrasaram uma vasta área levando tudo </text:span><text:span text:style-name="T64">o que teve a imprudência ou o infortúnio de se atravessar </text:span><text:span text:style-name="T1">à frente. O balanço? Inúmeras casas destruídas, dezenas de desalojados </text:span><text:span text:style-name="T2">e outros tantos feridos,</text:span><text:span text:style-name="T1"> </text:span><text:span text:style-name="T2">duas vítimas mortais</text:span><text:span text:style-name="T1">, cortes de energia por tudo quando é sítio, </text:span><text:span text:style-name="T2">falhas nas redes de comunicações moveis, </text:span><text:span text:style-name="T1">milhares de árvores arrancadas e </text:span><text:span text:style-name="T3">u</text:span><text:span text:style-name="T4">m cemitério medieval no olival</text:span><text:span text:style-name="T2">. Sim! Leu bem! Por mais extraordinário que lhe possa soar o elemento na ultima posição na minha lista de consequências </text:span><text:span text:style-name="T57">do temporal</text:span><text:span text:style-name="T2">, a verdade é que </text:span><text:span text:style-name="T54">houve quem ganhasse</text:span><text:span text:style-name="T2"> um cemitério </text:span><text:span text:style-name="T64">(mas não um qualquer) </text:span><text:span text:style-name="T54">mesmo </text:span><text:span text:style-name="T2">ao lado d</text:span><text:span text:style-name="T57">e casa, n</text:span><text:span text:style-name="T2">o </text:span><text:span text:style-name="T57">olival contíguo</text:span><text:span text:style-name="T2">. Passo então a explicar a ocorrência...</text:span></text:p>
      <text:p text:style-name="P11"/>
      <text:p text:style-name="P5"><text:span text:style-name="T66">Anteontem</text:span><text:span text:style-name="T57"> à noite tivemos mais uma das nossas reuniões da Ordem, num local de rara beleza, uma antiga fortaleza de pedra, abandonada às amarguras do tempo, um castelo de outrora perdido num pequeno ilhéu no meio de um rio, também ele de beldade </text:span><text:span text:style-name="T68">inigua</text:span><text:span text:style-name="T73">l</text:span><text:span text:style-name="T68">ável</text:span><text:span text:style-name="T57">. Almourol, chama-se o sítio aonde nos chamaram </text:span><text:span text:style-name="T64">para o conclave</text:span><text:span text:style-name="T57">. Os assuntos abordado</text:span><text:span text:style-name="T64">s</text:span><text:span text:style-name="T57"> vogaram </text:span><text:span text:style-name="T73">sobretudo</text:span><text:span text:style-name="T57"> as descobertas achadas </text:span><text:span text:style-name="T64">durante o temporal,</text:span><text:span text:style-name="T57"> a cerca de dois quilómetros para oeste deste terreno, </text:span><text:span text:style-name="T60">por uma testemunha </text:span><text:span text:style-name="T60">que se dirigiu a alguém que por acaso fazia parte da Ordem em Portugal, sem que o primeiro soubesse a identidade secreta do interlocutor a quem desabafou a história</text:span><text:span text:style-name="T57">. </text:span><text:span text:style-name="T71">No dia seguinte </text:span><text:soft-page-break/><text:span text:style-name="T71">o relator viria a desaparecer misteriosamente (ou talvez não). </text:span></text:p>
      <text:p text:style-name="P16"/>
      <text:p text:style-name="P5"><text:span text:style-name="T68">A importância do achado </text:span><text:span text:style-name="T71">foi tal que </text:span><text:span text:style-name="T68">mereceu </text:span><text:span text:style-name="T71">toda </text:span><text:span text:style-name="T68">a nossa atenção sendo um dos motivos </text:span><text:span text:style-name="T71">principais </text:span><text:span text:style-name="T68">da nossa inesperada reunião.</text:span></text:p>
      <text:p text:style-name="P13"/>
      <text:p text:style-name="P1"><text:span text:style-name="T57">Foi a esse local </text:span><text:span text:style-name="T69">ermo </text:span><text:span text:style-name="T72">onde tudo se passou </text:span><text:span text:style-name="T57">que eu e mais dois colegas </text:span><text:span text:style-name="T58">encarregados de </text:span><text:span text:style-name="T69">preservar e </text:span><text:span text:style-name="T58">examinar os achados </text:span><text:span text:style-name="T57">nos dirigimos. Lui</text:span><text:span text:style-name="T60">z</text:span><text:span text:style-name="T57"> Garcia, de Espanha e Paulo Henriques, português, </text:span><text:span text:style-name="T59">seriam</text:span><text:span text:style-name="T57"> à </text:span><text:span text:style-name="T59">partida </text:span><text:span text:style-name="T57">os meus companheiros </text:span><text:span text:style-name="T58">de</text:span><text:span text:style-name="T57"> </text:span><text:span text:style-name="T58">expedição. Não irei no entanto referir-me </text:span><text:span text:style-name="T64">de</text:span><text:span text:style-name="T58">mais a eles no decorrer desta</text:span><text:span text:style-name="T57"> </text:span><text:span text:style-name="T58">crónica porque cedo eles pereceram ao ali chegar</text:span><text:span text:style-name="T59">em, antes </text:span><text:span text:style-name="T60">mesmo </text:span><text:span text:style-name="T59">que </text:span><text:span text:style-name="T60">eu </text:span><text:span text:style-name="T59">tivesse oportunidade de me juntar a eles</text:span><text:span text:style-name="T58">.</text:span><text:span text:style-name="T57"> </text:span><text:span text:style-name="T58">Aliás, tudo o que lá encontr</text:span><text:span text:style-name="T59">ei à </text:span><text:span text:style-name="T60">minha chegada</text:span><text:span text:style-name="T59"> </text:span><text:span text:style-name="T58">estava </text:span><text:span text:style-name="T66">igualmente </text:span><text:span text:style-name="T58">morto, </text:span><text:span text:style-name="T69">ou quase tudo</text:span><text:span text:style-name="T58">...</text:span></text:p>
      <text:p text:style-name="P14"/>
      <text:p text:style-name="P9"><text:span text:style-name="T58">O sítio de que falo pertence aos terrenos de uma quinta de turismo rural.</text:span><text:span text:style-name="T57"> </text:span><text:span text:style-name="T73">O testemunho de que vos falei à pouco terá partido de um funcionário do local. </text:span><text:span text:style-name="T58">O empreendimento </text:span><text:span text:style-name="T2">sobreviveu </text:span><text:span text:style-name="T57">quase imaculado </text:span><text:span text:style-name="T2">ao caudal de devastação, </text:span><text:span text:style-name="T65">que na área foi forte</text:span><text:span text:style-name="T2">, </text:span><text:span text:style-name="T57">exceptuando por dois pinheiros mansos de médio porte, situados junto à entrada da quinta, que não </text:span><text:span text:style-name="T65">alcançaram </text:span><text:span text:style-name="T67">sucesso no intento de </text:span><text:span text:style-name="T57">resistir aos desígnios da intempérie</text:span><text:span text:style-name="T2">. O mesmo não posso afirmar acerca do olival que se estende por um hectar</text:span><text:span text:style-name="T73">e</text:span><text:span text:style-name="T2"> e meio, encosta acima, </text:span><text:span text:style-name="T59">e que pertence aos mesmos </text:span><text:span text:style-name="T70">donos</text:span><text:span text:style-name="T59">.</text:span><text:span text:style-name="T2"> </text:span><text:span text:style-name="T67">Desde há mais de um século a</text:span><text:span text:style-name="T2">té </text:span><text:span text:style-name="T67">cerca </text:span><text:span text:style-name="T2">das onze horas da noite </text:span><text:span text:style-name="T67">de</text:span><text:span text:style-name="T2"> </text:span><text:span text:style-name="T67">terça-feira passada</text:span><text:span text:style-name="T57">,</text:span><text:span text:style-name="T2"> </text:span><text:span text:style-name="T67">pouco ou nada mais </text:span><text:span text:style-name="T2">era </text:span><text:span text:style-name="T67">do que </text:span><text:span text:style-name="T2">um simples aglomerado de árvores da espécie </text:span><text:span text:style-name="T5">Olea europae, </text:span><text:span text:style-name="T10">hoje </text:span><text:span text:style-name="T19">(não necessariamente no presente dia, mas na actualidade)</text:span><text:span text:style-name="T10"> é um cemitério </text:span><text:span text:style-name="T13">de pernas para o ar</text:span><text:span text:style-name="T10">. E porquê, perguntará o leitor, nesta altura certamente já ávido de uma certa ansiedade </text:span><text:span text:style-name="T17">na obtenção da resposta</text:span><text:span text:style-name="T10"> </text:span><text:span text:style-name="T19">(</text:span><text:span text:style-name="T10">e com razão para tal, <text:s/></text:span><text:span text:style-name="T17">reconheço</text:span><text:span text:style-name="T19">)</text:span><text:span text:style-name="T10">. </text:span><text:span text:style-name="T11">Bem... </text:span><text:span text:style-name="T12">p</text:span><text:span text:style-name="T10">orque muitas das árvores arrancadas e tombadas expõem </text:span><text:span text:style-name="T17">(ou expunham) </text:span><text:span text:style-name="T10">agora </text:span><text:span text:style-name="T11">na</text:span><text:span text:style-name="T17">s</text:span><text:span text:style-name="T11"> </text:span><text:span text:style-name="T18">raízes</text:span><text:span text:style-name="T11"> </text:span><text:span text:style-name="T10">uma colecção de esqueletos e outros espólios fúnebres, </text:span><text:span text:style-name="T11">como se fossem peças de um qualquer museu arqueológico</text:span><text:span text:style-name="T10"> </text:span><text:span text:style-name="T11">ultramoderno. </text:span><text:span text:style-name="T13">A terra húmida revelou um tesouro </text:span><text:span text:style-name="T19">familiar</text:span><text:span text:style-name="T13"> macabro, enterrado há séculos </text:span><text:span text:style-name="T19">seguramente</text:span><text:span text:style-name="T13">. </text:span><text:span text:style-name="T11">O que surpreendeu </text:span><text:span text:style-name="T22">e atraiu </text:span><text:span text:style-name="T12">a Ordem </text:span><text:span text:style-name="T11">foi o facto de estes restos não serem </text:span><text:span text:style-name="T12">todos de </text:span><text:span text:style-name="T11">humanos. Quatro das cinco ossadas que ascenderam à superfície </text:span><text:span text:style-name="T22">lamacenta </text:span><text:span text:style-name="T11">durante </text:span><text:span text:style-name="T37">a tempestade</text:span><text:span text:style-name="T11"> pertencem a vampiros </text:span><text:span text:style-name="T44">(os quais nunca morrem de velhice como é sabido)</text:span><text:span text:style-name="T11">, </text:span><text:span text:style-name="T19">um antigo medalhão gravado </text:span><text:span text:style-name="T22">em relevo </text:span><text:span text:style-name="T19">encontrado junto a </text:span><text:span text:style-name="T22">cada </text:span><text:span text:style-name="T19">um desses esqueletos </text:span><text:span text:style-name="T22">estranhos </text:span><text:span text:style-name="T19">permitiu tirar tal conclusão</text:span><text:span text:style-name="T11">. </text:span><text:span text:style-name="T19">Não </text:span><text:span text:style-name="T22">tendo</text:span><text:span text:style-name="T19"> </text:span><text:span text:style-name="T22">eu </text:span><text:span text:style-name="T19">presenciando directamente </text:span><text:span text:style-name="T22">o achar desse amuleto nas ossadas</text:span><text:span text:style-name="T19">, posso no entanto confirm</text:span><text:span text:style-name="T22">ar a sua origem</text:span><text:span text:style-name="T19"> com </text:span><text:span text:style-name="T11">toda a convicção porque </text:span><text:span text:style-name="T19">tive oportunidade </text:span><text:span text:style-name="T22">de </text:span><text:span text:style-name="T19">constatar com os meus próprios olhos </text:span><text:span text:style-name="T22">nova prova irrefutável </text:span><text:span text:style-name="T37">da sua proveniência</text:span><text:span text:style-name="T19">, </text:span><text:span text:style-name="T11">não </text:span><text:span text:style-name="T22">ficando com</text:span><text:span text:style-name="T19"> </text:span><text:span text:style-name="T11">a menor dúvida </text:span><text:span text:style-name="T22">de </text:span><text:span text:style-name="T11">que o </text:span><text:span text:style-name="T19">sinal</text:span><text:span text:style-name="T11"> que encontrei </text:span><text:span text:style-name="T19">dos cadáveres dos dois elementos da </text:span><text:span text:style-name="T7">Interfector</text:span><text:span text:style-name="T19"> </text:span><text:span text:style-name="T11">pertence ao clã dos </text:span><text:span text:style-name="T6">Stokers</text:span><text:span text:style-name="T11">, um dos mais temíveis, com ramificações por todo o mundo, </text:span><text:span text:style-name="T37">mas </text:span><text:span text:style-name="T11">sobretudo no velho continente. </text:span><text:span text:style-name="T19">Sobre este incidente falarei de imediato no próximo parágrafo. </text:span><text:soft-page-break/><text:span text:style-name="T22">Coincidência ou talvez não, a viagem anterior à Escócia deveu-se em parte ao mesmo nome </text:span><text:span text:style-name="T26">cujas raízes remontam à </text:span><text:span text:style-name="T37">cidade</text:span><text:span text:style-name="T27"> de</text:span><text:span text:style-name="T26"> Dublin na Irlanda</text:span><text:span text:style-name="T22">. </text:span><text:span text:style-name="T26">Algo </text:span><text:span text:style-name="T28">de peculiar </text:span><text:span text:style-name="T26">se passa. </text:span><text:span text:style-name="T23">Na manhã de quarta-feira fui de manhã cedo ao local. </text:span><text:span text:style-name="T37">Cheguei precisamente na</text:span><text:span text:style-name="T23"> </text:span><text:span text:style-name="T37">altura em que uma tímida chuva miudinha começava a escorrer pelos céus</text:span><text:span text:style-name="T23">...</text:span></text:p>
      <text:p text:style-name="P21"/>
      <text:p text:style-name="P7"><text:span text:style-name="T12">Na quinta não se vê vivalma. Os meus dois colegas de expedição vieram cá ontem </text:span><text:span text:style-name="T20">ao cair da</text:span><text:span text:style-name="T12"> noite “limpar” </text:span><text:span text:style-name="T21">e proteger </text:span><text:span text:style-name="T12">o local </text:span><text:span text:style-name="T21">de quaisquer olhares alheios, sobretudo das autoridades</text:span><text:span text:style-name="T12">. </text:span><text:span text:style-name="T38">Vieram mas não sairam de cá. Tudo o que sei que e</text:span><text:span text:style-name="T12">ncontraram </text:span><text:span text:style-name="T38">foram </text:span><text:span text:style-name="T12">duas pessoas mortas junto à recepção </text:span><text:span text:style-name="T39">(algo que não constava do testemunho inicial)</text:span><text:span text:style-name="T12">, muito provavelmente os próprios gestores do empreendimento, com sinais de ataque vampírico. </text:span></text:p>
      <text:p text:style-name="P27"/>
      <text:p text:style-name="P7"><text:span text:style-name="T23">Entro nessa habitação </text:span><text:span text:style-name="T38">onde o futuro hóspede se costuma dirigir de início</text:span><text:span text:style-name="T23"> e constato </text:span><text:span text:style-name="T38">o</text:span><text:span text:style-name="T23"> primeiro </text:span><text:span text:style-name="T38">e único </text:span><text:span text:style-name="T23">facto </text:span><text:span text:style-name="T38">reportado pela dupla</text:span><text:span text:style-name="T23">, </text:span><text:span text:style-name="T38">uma dupla que </text:span><text:span text:style-name="T39">lhes faz </text:span><text:span text:style-name="T13">companhia </text:span><text:span text:style-name="T23">no mundo dos finados</text:span><text:span text:style-name="T13">. </text:span><text:span text:style-name="T23">Para além dos </text:span><text:span text:style-name="T13">dois indivíduos da recepção, </text:span><text:span text:style-name="T39">um homem e uma mulher de meia idade,</text:span><text:span text:style-name="T13"> </text:span><text:span text:style-name="T23">encontrei</text:span><text:span text:style-name="T14"> </text:span><text:span text:style-name="T23">os</text:span><text:span text:style-name="T13"> corpos de Luiz e Paulo pendurados nos braços de uma oliveira centenária que resistiu de pé, mesmo junto à entrada do olival </text:span><text:span text:style-name="T23">para onde me dirijo de seguida</text:span><text:span text:style-name="T13">, vergados cada um no seu ramo, </text:span><text:span text:style-name="T14">dobrados pelo estômago sobre o mesmo</text:span><text:span text:style-name="T13">, </text:span><text:span text:style-name="T14">desnudos </text:span><text:span text:style-name="T13">da cintura para cima. </text:span></text:p>
      <text:p text:style-name="P28"/>
      <text:p text:style-name="P7"><text:span text:style-name="T38">Aproximo-me dos meus antecessores. </text:span><text:span text:style-name="T14">No peito de um vejo as iniciais “S” “T” “O”, marcadas a sangue pelo deslizar de garras afiadas. No abdómen do segundo, </text:span><text:span text:style-name="T38">desenhado de igual modo,</text:span><text:span text:style-name="T14"> salta à vista um “K”, um “E” e um “R”... Stoker! No sopé da árvore jaz arranhada a marca do clâ; uma mescla de tridente com um pé de trevo de três folhas. </text:span><text:span text:style-name="T15">Se dúvidas houvesse da minha parte elas acabavam de desaparecer por completo. Ainda bem que não vim cá durante a noite senão era bem provável que eu ocupasse </text:span><text:span text:style-name="T16">agora </text:span><text:span text:style-name="T15">outra ramada da oliveira.</text:span><text:span text:style-name="T14"> </text:span><text:span text:style-name="T13"><text:s/></text:span><text:span text:style-name="T23">As causas da morte são mais do que evidentes pelos pares </text:span><text:span text:style-name="T38">de </text:span><text:span text:style-name="T23">orifícios </text:span><text:span text:style-name="T38">que </text:span><text:span text:style-name="T23">ambos apresentam na zona da jugular. Beberam deles até os </text:span><text:span text:style-name="T38">esvaírem por completo.</text:span><text:span text:style-name="T23"> Não creio que esqueletos sem vida possam sem mais nem menos voltar a ela e fazer algo do género, mas o certo é que das ossadas nem sinal... à excepção de uma...</text:span></text:p>
      <text:p text:style-name="P22"/>
      <text:p text:style-name="P4"><text:span text:style-name="T23">Encontrei cerca de uma dezena de á</text:span><text:span text:style-name="T24">r</text:span><text:span text:style-name="T23">vores arrancadas pela raiz tal como nos havia sido transmitido, mas quanto a esqueletos desenterrados apenas vi uma unidade, provavelmente o único humano do conjunto, </text:span><text:span text:style-name="T40">julgo eu</text:span><text:span text:style-name="T23">. O facto de se encontrarem sepulturas de vampiros</text:span><text:span text:style-name="T44"> </text:span><text:span text:style-name="T23">juntamente com sepulturas de humanos não é totalmente inédito, sobretudo quando falamos de famílias abastadas e nobres </text:span><text:span text:style-name="T44">(</text:span><text:span text:style-name="T23">à sua maneira) de vampiros. Estes clãs mais poderosos têm por vezes servos humanos ao seu dispor que os idolatram <text:s/>ao ponto de se tornarem seus criados, muitas vezes com a promessa da vida eterna ou </text:span><text:span text:style-name="T24">simplesmente </text:span><text:span text:style-name="T23">de outro objectivo mais mundano que só os vampiros podem concretizar. A </text:span><text:soft-page-break/><text:span text:style-name="T23">dedic</text:span><text:span text:style-name="T24">ação, que por tantas vezes é levada ao extremo, faz com que muitos sejam </text:span><text:span text:style-name="T40">efectivamente </text:span><text:span text:style-name="T24">recompensados com um lugar próximo no sepulcro. É bem provável que seja isso que tenho por diante.</text:span></text:p>
      <text:p text:style-name="P23"/>
      <text:p text:style-name="P4"><text:span text:style-name="T24">Durante cerca de meia hora examinei com minúcia todas aquelas covas </text:span><text:span text:style-name="T40">pensando no </text:span><text:span text:style-name="T24">que nelas faltava, bem como </text:span><text:span text:style-name="T41">n</text:span><text:span text:style-name="T24">as circunstâncias em que os meus colegas haviam sucumbido. Pouco encontrei. A única coisa que vi foram umas pegadas que não me pareceram coincidir com </text:span><text:span text:style-name="T29">as solas do calçado de </text:span><text:span text:style-name="T24">nenhum dos quatro infortunados. Apenas um par delas </text:span><text:span text:style-name="T29">descobri</text:span><text:span text:style-name="T24">, ou seja, um único ser. Provavelmente o autor do massacre e o ladrão de sepulturas são a mesma pessoa. Decidi fazer então a tal limpeza </text:span><text:span text:style-name="T41">que tardava</text:span><text:span text:style-name="T24">...</text:span></text:p>
      <text:p text:style-name="P23"/>
      <text:p text:style-name="P6"><text:span text:style-name="T24">Um a um peguei nos corpos e juntei-os por detrás de um barracão de zinco que existia nas traseiras do parque de estacionamento. Lá encostei-los a um velho poço abandonado que havia sido tapado com uma chapa de ferro e entupido com entulho até cerca de um metro da superfície. Voltei atrás </text:span><text:span text:style-name="T30">em busca de “material de limpeza”</text:span><text:span text:style-name="T24">. A </text:span><text:span text:style-name="T30">p</text:span><text:span text:style-name="T24">orta da garagem estava fechada só no trinco por isso não tive grande dificuldade em ultrapassá-la. Encontrei o que procurava em poucos minutos. Voltei ao poço com o </text:span><text:span text:style-name="T8">jerrican</text:span><text:span text:style-name="T24"> cheio de combustível <text:s/>e conclui o meu plano fazendo do antigo poço uma perfeita máquina de cozer. Incinerei o quarteto. </text:span><text:span text:style-name="T25">Restava-me portanto </text:span><text:span text:style-name="T31">fazer desaparecer </text:span><text:span text:style-name="T25">uma ossada. </text:span><text:span text:style-name="T31">Poderia muito facilmente ter-lhe dado o mesmo destino mas infelizmente não tive discernimento suficiente para pensar nisso antes. Já me ocorrerá algo com certeza...</text:span></text:p>
      <text:p text:style-name="P24"/>
      <text:p text:style-name="P25"><text:span text:style-name="T74">Regresso ao olival</text:span>... Quando me baixo para pegar o monte de ossos para <text:span text:style-name="T75">dentro de </text:span>um saco sinto uma tremenda pancada na nuca que me faz desmaiar de bruços para cima do mesmo. Mais tarde vim a perceber que tinha sido acertado com uma pá. <text:span text:style-name="T75">Nunca descobri quanto tempo fiquei inerte.</text:span></text:p>
      <text:p text:style-name="P24"/>
      <text:p text:style-name="P6"><text:span text:style-name="T42">Quando recuperei os sentidos d</text:span><text:span text:style-name="T31">ei por mim atado pelos pés e pelas mãos junto ao pé da árvore tombada, enquanto que à minha frente uma figura vestida com um fato de borracha cor de azeitona (quão apropriado para a ocasião) cavava incessantemente, alargando em extensão e em profundidade a dita cova. Tardei em conseguir ver-lhe alguma feição. </text:span><text:span text:style-name="T42">Como a </text:span><text:span text:style-name="T31">chuva miúda </text:span><text:span text:style-name="T42">continuava a cair sem perspectivas de vir a dar tréguas tão depressa</text:span><text:span text:style-name="T31">, </text:span><text:span text:style-name="T42">a tarefa era-lhe facilitada devido ao abrandar a terra</text:span><text:span text:style-name="T31">. Acho que </text:span><text:span text:style-name="T42">ele</text:span><text:span text:style-name="T32"> </text:span><text:span text:style-name="T31">prepara o meu enterro prematuro. <text:s text:c="4"/></text:span></text:p>
      <text:p text:style-name="P26"/>
      <text:p text:style-name="P10"><text:span text:style-name="T42">A confirmar-se a minha teoria c</text:span><text:span text:style-name="T33">reio não ter mais do que duas hipóteses de salvação. A primeira hipótese consiste em conseguir ver-me livre destes nós que me apertam as mãos e deitá-las acima do meu coveiro. Mais cedo ou mais tarde ele vai ter que se debruçar para me arrastar e terei aí a </text:span><text:soft-page-break/><text:span text:style-name="T33">minha derradeira oportunidade. A segunda alternativa é altamente improvável que tenha alguma h</text:span><text:span text:style-name="T34">ipótese de sucesso, consistindo basicamente num desesperado pedido de clemência. Decido tentar a primeira opção enquanto a figura alta </text:span><text:span text:style-name="T42">e </text:span><text:span text:style-name="T34">esguia continua decidida na consecução da sua tarefa. Ainda não tive sequer oportunidade de lhe ver a cara, continua a cavar de costas para mim. </text:span><text:span text:style-name="T35">O cordel com que fui amarrado é feito de sisal e muito embora me tenha dados várias voltas em redor dos pulsos e dos tornozelos não é de todo um material utilizado por um profissional. Aproveito o facto de estar de costas para o tronco caído e tento descobrir um ponto onde possa raspar as amarras de fio. Tenho de ser rápido, a abertura no terreno já lhe chega do joelho para cima. O tipo deve ter cerca de um metro e noventa de altura por isso quando deixar de ver a totalidade das pernas dele é sinal que o buraco terá espaço suficiente para me cobrir por completo durante umas boas décadas. Ele parece adivinhar os meus pensamentos e pára de cavar durante uns segundos, olhando directamente para mim pela primeira vez. Na cara vejo uma barba de uma semana, no mínimo, uns enormes olhos pretos e uma cicatriz de queimadura na face esquerda, </text:span><text:span text:style-name="T42">em forma de borboleta</text:span><text:span text:style-name="T35">. A pele é morena e enrugada pelo tempo. Terá cinquenta e poucos, sessenta anos </text:span><text:span text:style-name="T42">talvez</text:span><text:span text:style-name="T35">. </text:span><text:span text:style-name="T36">Confesso que senti um arrepio </text:span><text:span text:style-name="T42">na espinha </text:span><text:span text:style-name="T36">pois julguei </text:span><text:span text:style-name="T42">mesmo </text:span><text:span text:style-name="T36">que ele tinha dado a sua tarefa por </text:span><text:span text:style-name="T42">concluída </text:span><text:span text:style-name="T36">e vinha agora buscar-me.</text:span><text:span text:style-name="T35"> <text:s text:c="6"/></text:span><text:span text:style-name="T34"><text:s/></text:span></text:p>
      <text:p text:style-name="P29"/>
      <text:p text:style-name="P9"><text:span text:style-name="T44">Enquanto vagueava por entre um labirinto de conjunturas dentro da minha mente apreensiva ocorreu-me uma dose dupla de ideias ao pensamento que muito me inquieta. Todos as vítimas apresentavam sinais de vampirismo, com orifícios no pescoço e arranhões profundos em outras partes do corpo, mas até agora não vi qualquer sinal que me faça crer que a figura que tenho por diante seja um chupador de sangue </text:span><text:span text:style-name="T45">desse género</text:span><text:span text:style-name="T44">, parece-me apenas um homem </text:span><text:span text:style-name="T45">comum</text:span><text:span text:style-name="T44">. </text:span><text:span text:style-name="T45">Um psicopata vulgar quero eu dizer...</text:span><text:span text:style-name="T44"> Provavelmente não será ele o responsável (ou um dos responsáveis) pela matança. Outra coisa que me apoquenta a mente é não saber o que aconteceu à</text:span><text:span text:style-name="T45">s carcaças esqueléticas que aqui jaziam em paz. Não entendo...</text:span></text:p>
      <text:p text:style-name="P29"/>
      <text:p text:style-name="P8"><text:span text:style-name="T42">Parece que estava errado </text:span><text:span text:style-name="T46">em relação em relação ao meu futuro mais imediato</text:span><text:span text:style-name="T42">. O meu carrasco acho por bem dar-me mais uns segundos de vida, </text:span><text:span text:style-name="T46">voltando a concentrar-se na sua empreitada</text:span><text:span text:style-name="T42">. Segundos preciosos que aproveito da melhor forma conseguindo quebrar o cordel e soltando os pulsos que por enquanto mantenho atrás das costas. Não posso libertar os pés porque seria descoberto de imediato. O melhor mesmo é ficar por aqui e aguardar o momento oportuno. O tipo coloca a pá de lado, espetando com força no já pouco pequeno amontoado de terra e lama que empoleirou ao lado da cova. O trabalho </text:span><text:span text:style-name="T43">de escavação </text:span><text:span text:style-name="T42">terminou e ele vem-me buscar </text:span><text:span text:style-name="T43">para completar o ciclo</text:span><text:span text:style-name="T42">...</text:span></text:p>
      <text:p text:style-name="P22"><text:s/></text:p>
      <text:p text:style-name="P30"/>
      <text:p text:style-name="P17"><text:soft-page-break/><text:span text:style-name="T76">Quando se prepara para me agarrar com as enormes manápulas escancara um sorriso macabro que deixa vislumbrar um par de caninos digno de registo, anormalmente grandes. Afinal ter-me-ei mesmo enganado e estou mesmo diante de um espécime daqueles que eu tanto odeio. Mesmo sobressaltado consigo consolidar o meu ataque surpresa fazendo da cabeça dele um tambor entre os meus punhos cerrados. Enquanto ele se contorce com dores ponho-me de pé e com um salto em frente enfio-lhe uma valente cabeçada na zona do baixo ventre, derrubando-o para dentro do buraco que o fulano me destinara. É nesta altura que me apresso a soltar os pés da amarra de sisal. Mal acabo de o terminar já o magano me agarra a ponta dos mesmos puxando para dentro da cova. O animal tem cerca de mais vinte centímetros do que eu e outros tantos quilos. Envolvemos numa espécie de luta greco-romana na lama. Ele é forte, sem dúvida. </text:span><text:span text:style-name="T77">Levei tanta porrada que não sei como me consegui aguentar tanto tempo. Fiquei praticamente sem visão do lado esquerdo tal não foi a cotovelada que o bicho me enfiou no sobrolho. </text:span><text:span text:style-name="T76">Todos os golpes são válidos e nestas ocasiões </text:span><text:span text:style-name="T77">também </text:span><text:span text:style-name="T76">não me faço rogado, auxiliando-me de tudo o que posso para derrotar o meu oponente. </text:span><text:span text:style-name="T77">Agarrei um bom punhado de lama e espetei-lho na face. Em seguida enfio-lhe os dedos nos olhos e deixo-o num estado pior que o meu. Como se costuma dizer; “Em terra de cegos quem tem um olho é rei”, e foi com essa vantagem que logrei alcançar a pá que antes lhe serviu de ferramenta de coveiro, <text:s/>servindo-me agora a dita cuja como uma lança improvisada, numa atitude de grande desespero. Tento espetá-la no corpo do meu adversário mas sem grande sucesso, consigo no entanto causar-lhe grande dor e sofrimento. Aos poucos a fera vai perdendo fulgor e eu começo novamente a ficar senhor da situação. </text:span><text:span text:style-name="T78">Desta feita sou eu que lhe desfere fortes pazadas na cabeça. Com tanta pancada</text:span><text:span text:style-name="T77"> </text:span><text:span text:style-name="T78">furiosa e de raiva consigo deixar-lhe o crânio exposto. Por fim morre.</text:span></text:p>
      <text:p text:style-name="P32"/>
      <text:p text:style-name="P18"><text:span text:style-name="T78">Auxiliando-me da minha preciosa amiga pá viro-lhe o corpo para assim confirmar o óbito. Efectivamente fui bem sucedido. Reparo que ao canto da boca algo branco se assoma para fora. Examinando ao perto percebo que afinal não matei um vampiro. Afinal de contas sempre era um homem. Os proeminentes caninos </text:span><text:span text:style-name="T79">mais não são</text:span><text:span text:style-name="T78"> d</text:span><text:span text:style-name="T79">o que</text:span><text:span text:style-name="T78"> próteses. Dentes artificiais devidamente concebidos que o bandido usava </text:span><text:span text:style-name="T80">apenas </text:span><text:span text:style-name="T78">para matar as suas vítimas, </text:span><text:span text:style-name="T80">provavelmente injectando-lhes um veneno poderoso</text:span><text:span text:style-name="T78">, não conseguindo como é óbvio sugar o sangue do seu alvo. </text:span><text:span text:style-name="T80">Se não morressem do veneno morriam pela perda de sangue já que uma mordida no sítio certo pode ser fatal em poucos minutos. Temos aqui um imitador de vampiros. Também os há por aí caso não soubesse... Quanto aos arranhões profundos que vitimaram os meus colegas continuo sem explicação. </text:span><text:span text:style-name="T81">Mesmo depois de o revistar de alto a baixo continuo sem saber muito mais. Nem sequer traz identificação com ele... melhor ainda...</text:span></text:p>
      <text:p text:style-name="P33"/>
      <text:p text:style-name="P19"><text:span text:style-name="T81">Aproveito o trabalho que já estava feito e decido-me a enterrar as cinzas do canalha na cova que me </text:span><text:soft-page-break/><text:span text:style-name="T81">prepara</text:span><text:span text:style-name="T82">ra com tanto afinco</text:span><text:span text:style-name="T81">. A chuva deu uma pequena trégua e ainda restou ¼ de gasolina no </text:span><text:span text:style-name="T9">jerrican</text:span><text:span text:style-name="T47">. É mais do que suficiente. Quando volto a sair do olival para ir buscar o combustível salta-me ao caminho uma figura aterradora. </text:span><text:span text:style-name="T49">Não faço a mínima ideia de onde surgiu. </text:span><text:span text:style-name="T47">Este parece-me um vampiro de verdade, pelo menos em metade do corpo e da face, a outra metade é uma mistura deprimente de esqueleto, carne viva e tecido muscular. Era só o que me faltava, mais uma aberração!</text:span></text:p>
      <text:p text:style-name="P19"><text:span text:style-name="T48">- O meu nome é Brahmm, do clã dos Stoker! - Diz-me o anormal, assim sem mais nem menos, como se eu lhe tivesse perguntado alguma coisa ou como se o seu nome me fosse de algum interesse. </text:span><text:span text:style-name="T49">- E estes são os meus companheiros... - Acrescentou, apontando para oeste. Ao que findada esta frase três montes de terra começam a erguer-se a uns bons vinte metros de nós, em pontos mais ou menos equidistantes, quais tortulhos a brotar do chão, só que de tubérculos nada estes ocultavam. </text:span><text:span text:style-name="T50">Surgiram daqueles pequenos aterros mais três figuras com aspecto de criaturas mal acabadas. Por diante de mim ergue-se todo o clã Stoker!</text:span></text:p>
      <text:p text:style-name="P19"><text:span text:style-name="T51"/></text:p>
      <text:p text:style-name="P35"><text:span text:style-name="T51">- Não te preocupes estranho, não te queremos fazer mal. - Disse-me a figura autoritária que me interpelara em primeiro lugar, apercebendo-se porventura da minha mudança de postura. </text:span><text:span text:style-name="T52">Apenas queremos voltar a casa... afinal de contas aquele era um descendente da família de servos deles e quando teve conhecimento que aqueles esqueletos com aqueles amuletos estavam por ali enterrados resolveu trazê-los à vida. O coveiro trouxe consigo um pedaço de terra da Irlanda porque ao que parece este clâ havia sido amaldiçoada e deportado para estas terras há muitos anos atrás, na época medieval, O medalhão que traziam consigo teria sido amaldiçoado por um feiticeiro em Almourol, e haviam sido enfiados em caixões e enterrados no local que agora é um olival, o medalhão transformá-los-ia em esqueletos, embora contivesse um pouco de terra da Irlanda, que despejada neles os começaria a trazer à vida,depois o coveiro soube disto sabe-se lá como (há bufos, gente infiltrada na ordem) e veio cá antes de nós para os libertar (talvez fosse tb descendente da altura do feiticeiro ou isso)... Trouxe-lhes uns 2 ou 3 sacos cheios de terra da quinta (agora completamente arruinada e em ruinas após séculos de inhabitabilidade) dos Stoker nos arredores de Dublin, com isto seria suficiente para os levar de volta para a terra natal (tal como eu só desejam regressar a casa). O gajo acabou por matar os outros apenas para que não contassem nada (ele trabalhava ali tb) e porque queria ele tb ser vampiro, que tinha sido prometido por um sobrevivente do clã se ele trouxesse os outros ou isso, ou apenas é marado, sei lá! </text:span><text:span text:style-name="T53">Acabo por deixá-los partir, ou então desmaio com qualquer substância e não tenh alternativa (já desmaiei algumas vez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31T00:06:32</meta:creation-date>
    <dc:date>2013-02-21T23:36:09</dc:date>
    <meta:editing-duration>PT5H27M52S</meta:editing-duration>
    <meta:editing-cycles>52</meta:editing-cycles>
    <meta:generator>LibreOffice/3.6$MacOSX_x86 LibreOffice_project/da8c1e6-fd468f4-454e206-f42a4a9-143cfd</meta:generator>
    <meta:document-statistic meta:table-count="0" meta:image-count="0" meta:object-count="0" meta:page-count="7" meta:paragraph-count="25" meta:word-count="3346" meta:character-count="19643" meta:non-whitespace-character-count="16297"/>
  </office:meta>
</office:document-meta>
</file>